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12fb0"/>
    </style:style>
    <style:style style:name="P2" style:family="paragraph" style:parent-style-name="Standard">
      <style:text-properties officeooo:paragraph-rsid="0009f5df"/>
    </style:style>
    <style:style style:name="T1" style:family="text">
      <style:text-properties fo:color="#c9211e" loext:opacity="100%" officeooo:rsid="002b7d8e"/>
    </style:style>
    <style:style style:name="T2" style:family="text">
      <style:text-properties fo:color="#000000" loext:opacity="100%" officeooo:rsid="00139cb9"/>
    </style:style>
    <style:style style:name="T3" style:family="text">
      <style:text-properties fo:color="#000000" loext:opacity="100%" officeooo:rsid="002f04c2"/>
    </style:style>
    <style:style style:name="T4" style:family="text">
      <style:text-properties fo:color="#000000" loext:opacity="100%" officeooo:rsid="00151f20"/>
    </style:style>
    <style:style style:name="T5" style:family="text">
      <style:text-properties fo:color="#000000" loext:opacity="100%" officeooo:rsid="00012fb0"/>
    </style:style>
    <style:style style:name="T6" style:family="text">
      <style:text-properties fo:color="#000000" loext:opacity="100%" officeooo:rsid="0002daeb"/>
    </style:style>
    <style:style style:name="T7" style:family="text">
      <style:text-properties fo:color="#000000" loext:opacity="100%" officeooo:rsid="001703df"/>
    </style:style>
    <style:style style:name="T8" style:family="text">
      <style:text-properties fo:color="#000000" loext:opacity="100%" officeooo:rsid="0003cf22"/>
    </style:style>
    <style:style style:name="T9" style:family="text">
      <style:text-properties fo:color="#000000" loext:opacity="100%" officeooo:rsid="00052f7f"/>
    </style:style>
    <style:style style:name="T10" style:family="text">
      <style:text-properties fo:color="#000000" loext:opacity="100%" officeooo:rsid="0017273a"/>
    </style:style>
    <style:style style:name="T11" style:family="text">
      <style:text-properties fo:color="#000000" loext:opacity="100%" officeooo:rsid="001778ad"/>
    </style:style>
    <style:style style:name="T12" style:family="text">
      <style:text-properties fo:color="#000000" loext:opacity="100%" officeooo:rsid="001948f8"/>
    </style:style>
    <style:style style:name="T13" style:family="text">
      <style:text-properties officeooo:rsid="001f33bb"/>
    </style:style>
    <style:style style:name="T14" style:family="text">
      <style:text-properties officeooo:rsid="0020ea58"/>
    </style:style>
    <style:style style:name="T15" style:family="text">
      <style:text-properties officeooo:rsid="0022446c"/>
    </style:style>
    <style:style style:name="T16" style:family="text">
      <style:text-properties officeooo:rsid="00274c72"/>
    </style:style>
    <style:style style:name="T17" style:family="text">
      <style:text-properties officeooo:rsid="002415a9"/>
    </style:style>
    <style:style style:name="T18" style:family="text">
      <style:text-properties officeooo:rsid="00248bcb"/>
    </style:style>
    <style:style style:name="T19" style:family="text">
      <style:text-properties officeooo:rsid="002925ef"/>
    </style:style>
    <style:style style:name="T20" style:family="text">
      <style:text-properties officeooo:rsid="00257b56"/>
    </style:style>
    <style:style style:name="T21" style:family="text">
      <style:text-properties officeooo:rsid="0025ed01"/>
    </style:style>
    <style:style style:name="T22" style:family="text">
      <style:text-properties officeooo:rsid="002ab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Reading A Memory Called Empire by Arkady Martine and Tigana by Guy Gavriel Kay, a connection between the two can be seen in that they both tackle the subject of people’s connection to land and in how they treat memory. Both authors are Jewish and therefore should be connected in their values, and those threads of connection are clear in these two books. Notably, neither book is about Jews in any explicit or even allegorical manner, the thematic links to Judaism while clearly present are looser and deeper. </text:span><text:span text:style-name="T14">Speculative fiction has always had a heavy Jewish presence, from </text:span><text:span text:style-name="T15">the Strugatskys</text:span><text:span text:style-name="T14"> Lem </text:span><text:span text:style-name="T16">Kafka </text:span><text:span text:style-name="T14">and Silverberg to contemporary authors like Neil Gaiman Naomi Novik and Leigh Bardugo. These authors span many time periods and places, and therefore their connections to and understandings of Judaism will be different. Taking Judaism as a whole, as a tribe that is supposed to be connected through shared values, we should see similarities in their writing like </text:span><text:span text:style-name="T17">the connections seen </text:span><text:span text:style-name="T14">in Tigana and A Memory Called Empire. I want to study these connections between the themes and ideas tackled in science fiction and fantasy written by Jewish authors in stories that are not explicitly about Jewish characters. </text:span></text:p>
      <text:p text:style-name="P1"/>
      <text:p text:style-name="P1"><text:tab/><text:span text:style-name="T18">During my time at Rochester Institute of Technology my love of literature led me to pursue two minors, one in Digital Literature and one in Creative Writing. </text:span><text:span text:style-name="T19">I was also selected by Dr. Hergenrader to be a co-presenter for his paper on Collaborative Worldbuilding and co-host of his workshop using his Collaborative Worldbuilding card deck at the Electronic Literature Conference in Porto. My minors</text:span><text:span text:style-name="T18"> would </text:span><text:span text:style-name="T19">have </text:span><text:span text:style-name="T18">be</text:span><text:span text:style-name="T19">en</text:span><text:span text:style-name="T18"> enough credits to qualify as a second major and bachelors degree with honors on its own had RIT an English degree to offer at the time. On graduation I moved to Israel for one year to teach English at an Arabic school serving Palestinians and Bedouins, and then in the Refugee school in Tel Aviv. My year there gave me a few things: </text:span><text:span text:style-name="T20">a confirmation of my</text:span><text:span text:style-name="T18"> love for teaching that had been only </text:span><text:span text:style-name="T20">briefly</text:span><text:span text:style-name="T18"> t</text:span><text:span text:style-name="T20">ested</text:span><text:span text:style-name="T18"> before, and a view into the vast array of perspectives within the Jewish Tribe. It also taught me in my interactions with Israelis that there are differences between stated values when one has their mind on their Jewish identity versus otherwise, and thus I emphasize my desire to study only those works that are not specifically about Jewish characters. </text:span><text:span text:style-name="T21">Since then I have taught </text:span><text:span text:style-name="T22">in </text:span><text:span text:style-name="T21">elementary school deepening my love for teaching and the study of pedagogy, and worked as the Teen Engagement Leader for my Temple which allowed me a view into the perspectives of Jews in the generation following my own. </text:span><text:span text:style-name="T1">Also relevant, in my own time I have written the essay “Jewish Erasure in Comics” with the intent to get it published to a Jewish culture magazine. </text:span></text:p>
      <text:p text:style-name="P1"><text:span text:style-name="T1"><text:tab/></text:span></text:p>
      <text:p text:style-name="P1"><text:span text:style-name="T1"><text:tab/></text:span><text:span text:style-name="T2">At </text:span><text:span text:style-name="T5">UC Berkeley</text:span><text:span text:style-name="T2">, </text:span><text:span text:style-name="T3">I want to delve into the intersection between Jewish cultural values and the speculative fiction they write. This would require me to do further research into the conditions and historical context within which these authors were writing. </text:span><text:span text:style-name="T5">Berkeley’s</text:span><text:span text:style-name="T2"> </text:span><text:span text:style-name="T5">Center for</text:span><text:span text:style-name="T2"> Jewish </text:span><text:span text:style-name="T5">S</text:span><text:span text:style-name="T2">tudies </text:span><text:span text:style-name="T3">would be an excellent resource for that research. </text:span><text:span text:style-name="T5">I would be interested in applying for the Designated Emphasis in Jewish Studies, the cross-disciplinary nature of my project seems the perfect candidate and would benefit greatly from the depth the Designated Emphasis would provide. </text:span><text:span text:style-name="T4">In the English Department, </text:span><text:span text:style-name="T6">David Marno’s work on the intersection between literature and religion interest me. I also think I would learn a lot from Steve Lee for his soviet and post-soviet studies, as some prominent Jewish authors wrote in those settings. </text:span></text:p>
      <text:p text:style-name="P1"><text:span text:style-name="T6"/></text:p>
      <text:p text:style-name="P2"><text:span text:style-name="T7"><text:tab/>As a genre fiction writer myself, interested in embedding my own Jewish identity into my works, I recognize a glaring lack of a canon of speculative fiction novels that do so. I believe there is a rich history of </text:span><text:span text:style-name="T10">literature that does this</text:span><text:span text:style-name="T7"> from my limited reading of Jewish genre fiction authors. </text:span><text:span text:style-name="T8">UC Berkeley</text:span><text:span text:style-name="T7">, with their </text:span><text:span text:style-name="T8">Center for</text:span><text:span text:style-name="T7"> Jewish </text:span><text:span text:style-name="T8">S</text:span><text:span text:style-name="T7">tudies, </text:span><text:span text:style-name="T9">Designated Emphasis in Jewish Studies,</text:span><text:span text:style-name="T7"> and host of English Faculty who study culture in literature, would be an ideal place for such a project. </text:span><text:span text:style-name="T10">Ultimately, I </text:span><text:soft-page-break/><text:span text:style-name="T10">would like to be the sort of professor who helps students change how they read genre fiction, </text:span><text:span text:style-name="T11">and begin to build the canon of Jewish genre fiction </text:span><text:span text:style-name="T12">that is not stories about Jewish characters</text:span><text:span text:style-name="T10">.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00:22:33.926000000</meta:creation-date>
    <dc:date>2024-11-16T19:12:25.456000000</dc:date>
    <meta:editing-duration>P1DT18H49M49S</meta:editing-duration>
    <meta:editing-cycles>7</meta:editing-cycles>
    <meta:generator>LibreOffice/7.5.5.2$Windows_X86_64 LibreOffice_project/ca8fe7424262805f223b9a2334bc7181abbcbf5e</meta:generator>
    <meta:document-statistic meta:table-count="0" meta:image-count="0" meta:object-count="0" meta:page-count="2" meta:paragraph-count="5" meta:word-count="723" meta:character-count="4317" meta:non-whitespace-character-count="3590"/>
  </office:meta>
</office:document-meta>
</file>